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0000000539CEC416C8E8B8C45.png" manifest:media-type="image/png"/>
  <manifest:file-entry manifest:full-path="Pictures/1008678000002D8A000002FA713F1ABC47F45807.emf" manifest:media-type="image/x-emf"/>
  <manifest:file-entry manifest:full-path="Pictures/10000001000001B90000001D031DF12C49FBDFD9.png" manifest:media-type="image/png"/>
  <manifest:file-entry manifest:full-path="Pictures/10000001000000520000001D8917F301FDF7E2C7.png" manifest:media-type="image/png"/>
  <manifest:file-entry manifest:full-path="Pictures/10004D300000086F000002FA55ECA1192C2182AD.emf" manifest:media-type="image/x-emf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tkinson Hyperlegible" svg:font-family="'Atkinson Hyperlegible'" style:font-family-generic="modern" style:font-pitch="variable"/>
    <style:font-face style:name="Atkinson Hyperlegible1" svg:font-family="'Atkinson Hyperlegible'" style:font-family-generic="system" style:font-pitch="variable"/>
    <style:font-face style:name="Atkinson Hyperlegible2" svg:font-family="'Atkinson Hyperlegible'" style:font-pitch="variable"/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9.001cm" fo:break-before="auto" fo:break-after="auto" table:align="margins" fo:background-color="transparent">
        <style:background-image/>
      </style:table-properties>
    </style:style>
    <style:style style:name="Tabla1.A" style:family="table-column">
      <style:table-column-properties style:column-width="3.799cm" style:rel-column-width="13104*"/>
    </style:style>
    <style:style style:name="Tabla1.C" style:family="table-column">
      <style:table-column-properties style:column-width="3.801cm" style:rel-column-width="13110*"/>
    </style:style>
    <style:style style:name="Tabla1.E" style:family="table-column">
      <style:table-column-properties style:column-width="3.801cm" style:rel-column-width="13113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style:vertical-align="middle" fo:background-color="#ffbf00" style:border-line-width-left="0.028cm 0.028cm 0.028cm" style:border-line-width-top="0.028cm 0.028cm 0.028cm" style:border-line-width-bottom="0.028cm 0.028cm 0.028cm" fo:padding="0.049cm" fo:border-left="2.35pt double #999999" fo:border-right="none" fo:border-top="2.35pt double #999999" fo:border-bottom="2.35pt double #999999" style:writing-mode="page">
        <style:background-image/>
      </style:table-cell-properties>
    </style:style>
    <style:style style:name="Tabla1.B1" style:family="table-cell">
      <style:table-cell-properties style:vertical-align="middle" fo:background-color="#2a6099" style:border-line-width-left="0.028cm 0.028cm 0.028cm" style:border-line-width-top="0.028cm 0.028cm 0.028cm" style:border-line-width-bottom="0.028cm 0.028cm 0.028cm" fo:padding="0.049cm" fo:border-left="2.35pt double #999999" fo:border-right="none" fo:border-top="2.35pt double #999999" fo:border-bottom="2.35pt double #999999" style:writing-mode="page">
        <style:background-image/>
      </style:table-cell-properties>
    </style:style>
    <style:style style:name="Tabla1.C1" style:family="table-cell">
      <style:table-cell-properties style:vertical-align="middle" fo:background-color="#00a933" style:border-line-width-left="0.028cm 0.028cm 0.028cm" style:border-line-width-top="0.028cm 0.028cm 0.028cm" style:border-line-width-bottom="0.028cm 0.028cm 0.028cm" fo:padding="0.049cm" fo:border-left="2.35pt double #999999" fo:border-right="none" fo:border-top="2.35pt double #999999" fo:border-bottom="2.35pt double #999999" style:writing-mode="page">
        <style:background-image/>
      </style:table-cell-properties>
    </style:style>
    <style:style style:name="Tabla1.D1" style:family="table-cell">
      <style:table-cell-properties style:vertical-align="middle" fo:background-color="#c9211e" style:border-line-width-left="0.028cm 0.028cm 0.028cm" style:border-line-width-top="0.028cm 0.028cm 0.028cm" style:border-line-width-bottom="0.028cm 0.028cm 0.028cm" fo:padding="0.049cm" fo:border-left="2.35pt double #999999" fo:border-right="none" fo:border-top="2.35pt double #999999" fo:border-bottom="2.35pt double #999999" style:writing-mode="page">
        <style:background-image/>
      </style:table-cell-properties>
    </style:style>
    <style:style style:name="Tabla1.E1" style:family="table-cell">
      <style:table-cell-properties style:vertical-align="middle" fo:background-color="#acb20c" style:border-line-width="0.028cm 0.028cm 0.028cm" fo:padding="0.049cm" fo:border="2.35pt double #999999" style:writing-mode="page">
        <style:background-image/>
      </style:table-cell-properties>
    </style:style>
    <style:style style:name="Tabla1.A2" style:family="table-cell">
      <style:table-cell-properties style:vertical-align="middle" fo:background-color="#fff5ce" style:border-line-width-left="0.028cm 0.028cm 0.028cm" style:border-line-width-bottom="0.028cm 0.028cm 0.028cm" fo:padding="0.049cm" fo:border-left="2.35pt double #999999" fo:border-right="none" fo:border-top="none" fo:border-bottom="2.35pt double #999999" style:writing-mode="lr-tb">
        <style:background-image/>
      </style:table-cell-properties>
    </style:style>
    <style:style style:name="Tabla1.B2" style:family="table-cell">
      <style:table-cell-properties style:vertical-align="middle" fo:background-color="#dee6ef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C2" style:family="table-cell">
      <style:table-cell-properties fo:background-color="#dde8cb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D2" style:family="table-cell">
      <style:table-cell-properties fo:background-color="#ffd7d7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E2" style:family="table-cell">
      <style:table-cell-properties fo:background-color="#ffffd7" style:border-line-width-left="0.028cm 0.028cm 0.028cm" style:border-line-width-right="0.028cm 0.028cm 0.028cm" style:border-line-width-bottom="0.028cm 0.028cm 0.028cm" fo:padding="0.049cm" fo:border-left="2.35pt double #999999" fo:border-right="2.35pt double #999999" fo:border-top="none" fo:border-bottom="2.35pt double #999999" style:writing-mode="page">
        <style:background-image/>
      </style:table-cell-properties>
    </style:style>
    <style:style style:name="Tabla1.B3" style:family="table-cell">
      <style:table-cell-properties fo:background-color="#dee6ef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C3" style:family="table-cell">
      <style:table-cell-properties fo:background-color="#dde8cb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D3" style:family="table-cell">
      <style:table-cell-properties fo:background-color="#ffd7d7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E3" style:family="table-cell">
      <style:table-cell-properties fo:background-color="#ffffd7" style:border-line-width-left="0.028cm 0.028cm 0.028cm" style:border-line-width-right="0.028cm 0.028cm 0.028cm" style:border-line-width-bottom="0.028cm 0.028cm 0.028cm" fo:padding="0.049cm" fo:border-left="2.35pt double #999999" fo:border-right="2.35pt double #999999" fo:border-top="none" fo:border-bottom="2.35pt double #999999" style:writing-mode="page">
        <style:background-image/>
      </style:table-cell-properties>
    </style:style>
    <style:style style:name="Tabla1.B4" style:family="table-cell">
      <style:table-cell-properties fo:background-color="#dee6ef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C4" style:family="table-cell">
      <style:table-cell-properties fo:background-color="#dde8cb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D4" style:family="table-cell">
      <style:table-cell-properties fo:background-color="#ffd7d7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E4" style:family="table-cell">
      <style:table-cell-properties fo:background-color="#ffffd7" style:border-line-width-left="0.028cm 0.028cm 0.028cm" style:border-line-width-right="0.028cm 0.028cm 0.028cm" style:border-line-width-bottom="0.028cm 0.028cm 0.028cm" fo:padding="0.049cm" fo:border-left="2.35pt double #999999" fo:border-right="2.35pt double #999999" fo:border-top="none" fo:border-bottom="2.35pt double #999999" style:writing-mode="page">
        <style:background-image/>
      </style:table-cell-properties>
    </style:style>
    <style:style style:name="Tabla1.B5" style:family="table-cell">
      <style:table-cell-properties fo:background-color="#dee6ef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C5" style:family="table-cell">
      <style:table-cell-properties fo:background-color="#dde8cb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D5" style:family="table-cell">
      <style:table-cell-properties fo:background-color="#ffd7d7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E5" style:family="table-cell">
      <style:table-cell-properties fo:background-color="#ffffd7" style:border-line-width-left="0.028cm 0.028cm 0.028cm" style:border-line-width-right="0.028cm 0.028cm 0.028cm" style:border-line-width-bottom="0.028cm 0.028cm 0.028cm" fo:padding="0.049cm" fo:border-left="2.35pt double #999999" fo:border-right="2.35pt double #999999" fo:border-top="none" fo:border-bottom="2.35pt double #999999" style:writing-mode="page">
        <style:background-image/>
      </style:table-cell-properties>
    </style:style>
    <style:style style:name="Tabla1.B6" style:family="table-cell">
      <style:table-cell-properties fo:background-color="#dee6ef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C6" style:family="table-cell">
      <style:table-cell-properties fo:background-color="#dde8cb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D6" style:family="table-cell">
      <style:table-cell-properties fo:background-color="#ffd7d7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E6" style:family="table-cell">
      <style:table-cell-properties fo:background-color="#ffffd7" style:border-line-width-left="0.028cm 0.028cm 0.028cm" style:border-line-width-right="0.028cm 0.028cm 0.028cm" style:border-line-width-bottom="0.028cm 0.028cm 0.028cm" fo:padding="0.049cm" fo:border-left="2.35pt double #999999" fo:border-right="2.35pt double #999999" fo:border-top="none" fo:border-bottom="2.35pt double #999999" style:writing-mode="page">
        <style:background-image/>
      </style:table-cell-properties>
    </style:style>
    <style:style style:name="Tabla1.B7" style:family="table-cell">
      <style:table-cell-properties fo:background-color="#dee6ef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C7" style:family="table-cell">
      <style:table-cell-properties fo:background-color="#dde8cb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D7" style:family="table-cell">
      <style:table-cell-properties fo:background-color="#ffd7d7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E7" style:family="table-cell">
      <style:table-cell-properties fo:background-color="#ffffd7" style:border-line-width-left="0.028cm 0.028cm 0.028cm" style:border-line-width-right="0.028cm 0.028cm 0.028cm" style:border-line-width-bottom="0.028cm 0.028cm 0.028cm" fo:padding="0.049cm" fo:border-left="2.35pt double #999999" fo:border-right="2.35pt double #999999" fo:border-top="none" fo:border-bottom="2.35pt double #999999" style:writing-mode="page">
        <style:background-image/>
      </style:table-cell-properties>
    </style:style>
    <style:style style:name="Tabla1.B8" style:family="table-cell">
      <style:table-cell-properties fo:background-color="#dee6ef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C8" style:family="table-cell">
      <style:table-cell-properties fo:background-color="#dde8cb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D8" style:family="table-cell">
      <style:table-cell-properties fo:background-color="#ffd7d7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E8" style:family="table-cell">
      <style:table-cell-properties fo:background-color="#ffffd7" style:border-line-width-left="0.028cm 0.028cm 0.028cm" style:border-line-width-right="0.028cm 0.028cm 0.028cm" style:border-line-width-bottom="0.028cm 0.028cm 0.028cm" fo:padding="0.049cm" fo:border-left="2.35pt double #999999" fo:border-right="2.35pt double #999999" fo:border-top="none" fo:border-bottom="2.35pt double #999999" style:writing-mode="page">
        <style:background-image/>
      </style:table-cell-properties>
    </style:style>
    <style:style style:name="Tabla1.B9" style:family="table-cell">
      <style:table-cell-properties fo:background-color="#dee6ef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C9" style:family="table-cell">
      <style:table-cell-properties fo:background-color="#dde8cb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D9" style:family="table-cell">
      <style:table-cell-properties fo:background-color="#ffd7d7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E9" style:family="table-cell">
      <style:table-cell-properties fo:background-color="#ffffd7" style:border-line-width-left="0.028cm 0.028cm 0.028cm" style:border-line-width-right="0.028cm 0.028cm 0.028cm" style:border-line-width-bottom="0.028cm 0.028cm 0.028cm" fo:padding="0.049cm" fo:border-left="2.35pt double #999999" fo:border-right="2.35pt double #999999" fo:border-top="none" fo:border-bottom="2.35pt double #999999" style:writing-mode="page">
        <style:background-image/>
      </style:table-cell-properties>
    </style:style>
    <style:style style:name="Tabla1.B10" style:family="table-cell">
      <style:table-cell-properties fo:background-color="#dee6ef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C10" style:family="table-cell">
      <style:table-cell-properties fo:background-color="#dde8cb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D10" style:family="table-cell">
      <style:table-cell-properties fo:background-color="#ffd7d7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E10" style:family="table-cell">
      <style:table-cell-properties fo:background-color="#ffffd7" style:border-line-width-left="0.028cm 0.028cm 0.028cm" style:border-line-width-right="0.028cm 0.028cm 0.028cm" style:border-line-width-bottom="0.028cm 0.028cm 0.028cm" fo:padding="0.049cm" fo:border-left="2.35pt double #999999" fo:border-right="2.35pt double #999999" fo:border-top="none" fo:border-bottom="2.35pt double #999999" style:writing-mode="page">
        <style:background-image/>
      </style:table-cell-properties>
    </style:style>
    <style:style style:name="Tabla1.B11" style:family="table-cell">
      <style:table-cell-properties fo:background-color="#dee6ef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C11" style:family="table-cell">
      <style:table-cell-properties fo:background-color="#dde8cb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D11" style:family="table-cell">
      <style:table-cell-properties fo:background-color="#ffd7d7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E11" style:family="table-cell">
      <style:table-cell-properties fo:background-color="#ffffd7" style:border-line-width-left="0.028cm 0.028cm 0.028cm" style:border-line-width-right="0.028cm 0.028cm 0.028cm" style:border-line-width-bottom="0.028cm 0.028cm 0.028cm" fo:padding="0.049cm" fo:border-left="2.35pt double #999999" fo:border-right="2.35pt double #999999" fo:border-top="none" fo:border-bottom="2.35pt double #999999" style:writing-mode="page">
        <style:background-image/>
      </style:table-cell-properties>
    </style:style>
    <style:style style:name="Tabla1.B12" style:family="table-cell">
      <style:table-cell-properties fo:background-color="#dee6ef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C12" style:family="table-cell">
      <style:table-cell-properties fo:background-color="#dde8cb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D12" style:family="table-cell">
      <style:table-cell-properties fo:background-color="#ffd7d7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E12" style:family="table-cell">
      <style:table-cell-properties fo:background-color="#ffffd7" style:border-line-width-left="0.028cm 0.028cm 0.028cm" style:border-line-width-right="0.028cm 0.028cm 0.028cm" style:border-line-width-bottom="0.028cm 0.028cm 0.028cm" fo:padding="0.049cm" fo:border-left="2.35pt double #999999" fo:border-right="2.35pt double #999999" fo:border-top="none" fo:border-bottom="2.35pt double #999999" style:writing-mode="page">
        <style:background-image/>
      </style:table-cell-properties>
    </style:style>
    <style:style style:name="Tabla1.B13" style:family="table-cell">
      <style:table-cell-properties fo:background-color="#dee6ef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C13" style:family="table-cell">
      <style:table-cell-properties fo:background-color="#dde8cb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D13" style:family="table-cell">
      <style:table-cell-properties fo:background-color="#ffd7d7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E13" style:family="table-cell">
      <style:table-cell-properties fo:background-color="#ffffd7" style:border-line-width-left="0.028cm 0.028cm 0.028cm" style:border-line-width-right="0.028cm 0.028cm 0.028cm" style:border-line-width-bottom="0.028cm 0.028cm 0.028cm" fo:padding="0.049cm" fo:border-left="2.35pt double #999999" fo:border-right="2.35pt double #999999" fo:border-top="none" fo:border-bottom="2.35pt double #999999" style:writing-mode="page">
        <style:background-image/>
      </style:table-cell-properties>
    </style:style>
    <style:style style:name="Tabla1.B14" style:family="table-cell">
      <style:table-cell-properties fo:background-color="#dee6ef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C14" style:family="table-cell">
      <style:table-cell-properties fo:background-color="#dde8cb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D14" style:family="table-cell">
      <style:table-cell-properties fo:background-color="#ffd7d7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E14" style:family="table-cell">
      <style:table-cell-properties fo:background-color="#ffffd7" style:border-line-width-left="0.028cm 0.028cm 0.028cm" style:border-line-width-right="0.028cm 0.028cm 0.028cm" style:border-line-width-bottom="0.028cm 0.028cm 0.028cm" fo:padding="0.049cm" fo:border-left="2.35pt double #999999" fo:border-right="2.35pt double #999999" fo:border-top="none" fo:border-bottom="2.35pt double #999999" style:writing-mode="page">
        <style:background-image/>
      </style:table-cell-properties>
    </style:style>
    <style:style style:name="Tabla1.B15" style:family="table-cell">
      <style:table-cell-properties fo:background-color="#dee6ef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C15" style:family="table-cell">
      <style:table-cell-properties fo:background-color="#dde8cb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D15" style:family="table-cell">
      <style:table-cell-properties fo:background-color="#ffd7d7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E15" style:family="table-cell">
      <style:table-cell-properties fo:background-color="#ffffd7" style:border-line-width-left="0.028cm 0.028cm 0.028cm" style:border-line-width-right="0.028cm 0.028cm 0.028cm" style:border-line-width-bottom="0.028cm 0.028cm 0.028cm" fo:padding="0.049cm" fo:border-left="2.35pt double #999999" fo:border-right="2.35pt double #999999" fo:border-top="none" fo:border-bottom="2.35pt double #999999" style:writing-mode="page">
        <style:background-image/>
      </style:table-cell-properties>
    </style:style>
    <style:style style:name="Tabla1.B16" style:family="table-cell">
      <style:table-cell-properties fo:background-color="#dee6ef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C16" style:family="table-cell">
      <style:table-cell-properties fo:background-color="#dde8cb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D16" style:family="table-cell">
      <style:table-cell-properties fo:background-color="#ffd7d7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E16" style:family="table-cell">
      <style:table-cell-properties fo:background-color="#ffffd7" style:border-line-width-left="0.028cm 0.028cm 0.028cm" style:border-line-width-right="0.028cm 0.028cm 0.028cm" style:border-line-width-bottom="0.028cm 0.028cm 0.028cm" fo:padding="0.049cm" fo:border-left="2.35pt double #999999" fo:border-right="2.35pt double #999999" fo:border-top="none" fo:border-bottom="2.35pt double #999999" style:writing-mode="page">
        <style:background-image/>
      </style:table-cell-properties>
    </style:style>
    <style:style style:name="Tabla1.B17" style:family="table-cell">
      <style:table-cell-properties fo:background-color="#dee6ef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C17" style:family="table-cell">
      <style:table-cell-properties fo:background-color="#dde8cb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D17" style:family="table-cell">
      <style:table-cell-properties fo:background-color="#ffd7d7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E17" style:family="table-cell">
      <style:table-cell-properties fo:background-color="#ffffd7" style:border-line-width-left="0.028cm 0.028cm 0.028cm" style:border-line-width-right="0.028cm 0.028cm 0.028cm" style:border-line-width-bottom="0.028cm 0.028cm 0.028cm" fo:padding="0.049cm" fo:border-left="2.35pt double #999999" fo:border-right="2.35pt double #999999" fo:border-top="none" fo:border-bottom="2.35pt double #999999" style:writing-mode="page">
        <style:background-image/>
      </style:table-cell-properties>
    </style:style>
    <style:style style:name="Tabla1.B18" style:family="table-cell">
      <style:table-cell-properties fo:background-color="#dee6ef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C18" style:family="table-cell">
      <style:table-cell-properties fo:background-color="#dde8cb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D18" style:family="table-cell">
      <style:table-cell-properties fo:background-color="#ffd7d7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E18" style:family="table-cell">
      <style:table-cell-properties fo:background-color="#ffffd7" style:border-line-width-left="0.028cm 0.028cm 0.028cm" style:border-line-width-right="0.028cm 0.028cm 0.028cm" style:border-line-width-bottom="0.028cm 0.028cm 0.028cm" fo:padding="0.049cm" fo:border-left="2.35pt double #999999" fo:border-right="2.35pt double #999999" fo:border-top="none" fo:border-bottom="2.35pt double #999999" style:writing-mode="page">
        <style:background-image/>
      </style:table-cell-properties>
    </style:style>
    <style:style style:name="Tabla1.B19" style:family="table-cell">
      <style:table-cell-properties fo:background-color="#dee6ef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C19" style:family="table-cell">
      <style:table-cell-properties fo:background-color="#dde8cb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D19" style:family="table-cell">
      <style:table-cell-properties fo:background-color="#ffd7d7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E19" style:family="table-cell">
      <style:table-cell-properties fo:background-color="#ffffd7" style:border-line-width-left="0.028cm 0.028cm 0.028cm" style:border-line-width-right="0.028cm 0.028cm 0.028cm" style:border-line-width-bottom="0.028cm 0.028cm 0.028cm" fo:padding="0.049cm" fo:border-left="2.35pt double #999999" fo:border-right="2.35pt double #999999" fo:border-top="none" fo:border-bottom="2.35pt double #999999" style:writing-mode="page">
        <style:background-image/>
      </style:table-cell-properties>
    </style:style>
    <style:style style:name="Tabla1.B20" style:family="table-cell">
      <style:table-cell-properties fo:background-color="#dee6ef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C20" style:family="table-cell">
      <style:table-cell-properties fo:background-color="#dde8cb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D20" style:family="table-cell">
      <style:table-cell-properties fo:background-color="#ffd7d7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E20" style:family="table-cell">
      <style:table-cell-properties fo:background-color="#ffffd7" style:border-line-width-left="0.028cm 0.028cm 0.028cm" style:border-line-width-right="0.028cm 0.028cm 0.028cm" style:border-line-width-bottom="0.028cm 0.028cm 0.028cm" fo:padding="0.049cm" fo:border-left="2.35pt double #999999" fo:border-right="2.35pt double #999999" fo:border-top="none" fo:border-bottom="2.35pt double #999999" style:writing-mode="page">
        <style:background-image/>
      </style:table-cell-properties>
    </style:style>
    <style:style style:name="Tabla1.B21" style:family="table-cell">
      <style:table-cell-properties fo:background-color="#dee6ef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C21" style:family="table-cell">
      <style:table-cell-properties fo:background-color="#dde8cb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D21" style:family="table-cell">
      <style:table-cell-properties fo:background-color="#ffd7d7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E21" style:family="table-cell">
      <style:table-cell-properties fo:background-color="#ffffd7" style:border-line-width-left="0.028cm 0.028cm 0.028cm" style:border-line-width-right="0.028cm 0.028cm 0.028cm" style:border-line-width-bottom="0.028cm 0.028cm 0.028cm" fo:padding="0.049cm" fo:border-left="2.35pt double #999999" fo:border-right="2.35pt double #999999" fo:border-top="none" fo:border-bottom="2.35pt double #999999" style:writing-mode="page">
        <style:background-image/>
      </style:table-cell-properties>
    </style:style>
    <style:style style:name="Tabla1.B22" style:family="table-cell">
      <style:table-cell-properties fo:background-color="#dee6ef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C22" style:family="table-cell">
      <style:table-cell-properties fo:background-color="#dde8cb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D22" style:family="table-cell">
      <style:table-cell-properties fo:background-color="#ffd7d7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E22" style:family="table-cell">
      <style:table-cell-properties fo:background-color="#ffffd7" style:border-line-width-left="0.028cm 0.028cm 0.028cm" style:border-line-width-right="0.028cm 0.028cm 0.028cm" style:border-line-width-bottom="0.028cm 0.028cm 0.028cm" fo:padding="0.049cm" fo:border-left="2.35pt double #999999" fo:border-right="2.35pt double #999999" fo:border-top="none" fo:border-bottom="2.35pt double #999999" style:writing-mode="page">
        <style:background-image/>
      </style:table-cell-properties>
    </style:style>
    <style:style style:name="Tabla1.A23" style:family="table-cell">
      <style:table-cell-properties style:vertical-align="middle" fo:background-color="transparent" style:border-line-width-top="0.028cm 0.028cm 0.028cm" fo:padding="0.049cm" fo:border-left="none" fo:border-right="none" fo:border-top="2.35pt double #999999" fo:border-bottom="none" style:writing-mode="lr-tb">
        <style:background-image/>
      </style:table-cell-properties>
    </style:style>
    <style:style style:name="Tabla1.B23" style:family="table-cell">
      <style:table-cell-properties fo:background-color="transparent" style:border-line-width-top="0.028cm 0.028cm 0.028cm" fo:padding="0.049cm" fo:border-left="none" fo:border-right="none" fo:border-top="2.35pt double #999999" fo:border-bottom="none" style:writing-mode="page">
        <style:background-image/>
      </style:table-cell-properties>
    </style:style>
    <style:style style:name="Tabla1.C23" style:family="table-cell">
      <style:table-cell-properties fo:background-color="transparent" style:border-line-width-right="0.028cm 0.028cm 0.028cm" style:border-line-width-top="0.028cm 0.028cm 0.028cm" fo:padding="0.049cm" fo:border-left="none" fo:border-right="2.35pt double #999999" fo:border-top="2.35pt double #999999" fo:border-bottom="none" style:writing-mode="page">
        <style:background-image/>
      </style:table-cell-properties>
    </style:style>
    <style:style style:name="Tabla1.D23" style:family="table-cell">
      <style:table-cell-properties fo:background-color="#acb20c" style:border-line-width-left="0.028cm 0.028cm 0.028cm" style:border-line-width-bottom="0.028cm 0.028cm 0.028cm" fo:padding="0.049cm" fo:border-left="2.35pt double #999999" fo:border-right="none" fo:border-top="none" fo:border-bottom="2.35pt double #999999" style:writing-mode="page">
        <style:background-image/>
      </style:table-cell-properties>
    </style:style>
    <style:style style:name="Tabla1.E23" style:family="table-cell">
      <style:table-cell-properties fo:background-color="#ffffd7" style:border-line-width-left="0.028cm 0.028cm 0.028cm" style:border-line-width-right="0.028cm 0.028cm 0.028cm" style:border-line-width-bottom="0.028cm 0.028cm 0.028cm" fo:padding="0.049cm" fo:border-left="2.35pt double #999999" fo:border-right="2.35pt double #999999" fo:border-top="none" fo:border-bottom="2.35pt double #999999" style:writing-mode="page">
        <style:background-image/>
      </style:table-cell-properties>
    </style:style>
    <style:style style:name="P1" style:family="paragraph" style:parent-style-name="Normal">
      <style:paragraph-properties fo:text-align="center" style:justify-single-word="false"/>
      <style:text-properties fo:color="#000000" loext:opacity="100%" style:font-name="Atkinson Hyperlegible1" fo:font-size="14pt" fo:text-shadow="1pt 1pt" fo:font-weight="bold" officeooo:rsid="0029ae6e" officeooo:paragraph-rsid="0029ae6e" style:font-name-asian="Times New Roman" style:font-size-asian="14pt" style:rfc-language-tag-asian="es-ES-u-co-trad" style:language-asian="es" style:country-asian="ES" style:font-weight-asian="bold" style:font-name-complex="Times New Roman" style:font-size-complex="14pt"/>
    </style:style>
    <style:style style:name="P2" style:family="paragraph" style:parent-style-name="Normal">
      <style:text-properties fo:color="#000000" loext:opacity="100%" style:font-name="Atkinson Hyperlegible1" fo:text-shadow="1pt 1pt"/>
    </style:style>
    <style:style style:name="P3" style:family="paragraph" style:parent-style-name="Standard">
      <style:text-properties officeooo:paragraph-rsid="001f0151"/>
    </style:style>
    <style:style style:name="P4" style:family="paragraph" style:parent-style-name="Standard">
      <style:paragraph-properties fo:text-align="center" style:justify-single-word="false"/>
      <style:text-properties style:font-name="Atkinson Hyperlegible" fo:font-size="20pt" officeooo:paragraph-rsid="0029ae6e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Atkinson Hyperlegible" fo:font-size="20pt" officeooo:rsid="00245343" officeooo:paragraph-rsid="0029ae6e" style:font-size-asian="20pt" style:font-size-complex="20pt"/>
    </style:style>
    <style:style style:name="P6" style:family="paragraph" style:parent-style-name="Table_20_Contents">
      <style:paragraph-properties fo:text-align="center" style:justify-single-word="false"/>
      <style:text-properties fo:color="#ffffff" loext:opacity="100%" style:font-name="Atkinson Hyperlegible" fo:font-size="18pt" fo:font-weight="bold" officeooo:rsid="002910b5" officeooo:paragraph-rsid="002910b5" style:font-size-asian="18pt" style:font-weight-asian="bold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333333" loext:opacity="100%" style:font-name="Atkinson Hyperlegible" fo:font-size="20pt" fo:font-weight="bold" officeooo:rsid="00245343" officeooo:paragraph-rsid="00245343" style:font-size-asian="20pt" style:font-weight-asian="bold" style:font-size-complex="20pt" style:font-weight-complex="bold"/>
    </style:style>
    <style:style style:name="P8" style:family="paragraph" style:parent-style-name="Standard" style:master-page-name="MP0">
      <style:paragraph-properties style:page-number="auto" fo:break-before="page"/>
      <style:text-properties officeooo:paragraph-rsid="001f0151"/>
    </style:style>
    <style:style style:name="P9" style:family="paragraph" style:parent-style-name="Standard">
      <style:text-properties officeooo:paragraph-rsid="001f0151"/>
    </style:style>
    <style:style style:name="P10" style:family="paragraph" style:parent-style-name="Standard">
      <style:paragraph-properties fo:text-align="center" style:justify-single-word="false"/>
      <style:text-properties fo:color="#ffffff" loext:opacity="100%" style:font-name="Atkinson Hyperlegible" fo:font-size="20pt" fo:font-weight="bold" officeooo:rsid="00245343" officeooo:paragraph-rsid="0029ae6e" style:font-size-asian="20pt" style:font-weight-asian="bold" style:font-size-complex="20pt" style:font-weight-complex="bold"/>
    </style:style>
    <style:style style:name="P11" style:family="paragraph" style:parent-style-name="Standard">
      <style:paragraph-properties fo:break-before="page"/>
      <style:text-properties fo:font-style="italic" officeooo:rsid="001745a0" officeooo:paragraph-rsid="002e2eea" style:font-style-asian="italic" style:font-style-complex="italic"/>
    </style:style>
    <style:style style:name="P12" style:family="paragraph" style:parent-style-name="Standard">
      <style:paragraph-properties fo:break-before="auto" fo:break-after="auto"/>
      <style:text-properties fo:font-style="italic" officeooo:paragraph-rsid="002e2eea" style:font-style-asian="italic" style:font-style-complex="italic"/>
    </style:style>
    <style:style style:name="P13" style:family="paragraph" style:parent-style-name="Standard">
      <style:paragraph-properties fo:break-before="page"/>
      <style:text-properties fo:font-style="italic" officeooo:paragraph-rsid="002e2eea" style:font-style-asian="italic" style:font-style-complex="italic"/>
    </style:style>
    <style:style style:name="P14" style:family="paragraph" style:parent-style-name="Standard">
      <style:text-properties fo:font-style="italic" officeooo:paragraph-rsid="002e2eea" style:font-style-asian="italic" style:font-style-complex="italic"/>
    </style:style>
    <style:style style:name="P15" style:family="paragraph" style:parent-style-name="Standard">
      <style:paragraph-properties fo:text-align="center" style:justify-single-word="false"/>
      <style:text-properties style:font-name="Atkinson Hyperlegible" fo:font-size="20pt" officeooo:paragraph-rsid="0029ae6e" style:font-size-asian="20pt" style:font-size-complex="20pt"/>
    </style:style>
    <style:style style:name="P16" style:family="paragraph" style:parent-style-name="Standard">
      <style:paragraph-properties fo:text-align="center" style:justify-single-word="false"/>
      <style:text-properties style:font-name="Atkinson Hyperlegible" fo:font-size="20pt" officeooo:rsid="00245343" officeooo:paragraph-rsid="0029ae6e" style:font-size-asian="20pt" style:font-size-complex="20pt"/>
    </style:style>
    <style:style style:name="P17" style:family="paragraph" style:parent-style-name="Table_20_Contents">
      <style:paragraph-properties fo:text-align="center" style:justify-single-word="false"/>
      <style:text-properties fo:color="#ffffff" loext:opacity="100%" style:font-name="Atkinson Hyperlegible" fo:font-size="18pt" fo:font-weight="bold" officeooo:rsid="002910b5" officeooo:paragraph-rsid="002910b5" style:font-size-asian="18pt" style:font-weight-asian="bold" style:font-size-complex="1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333333" loext:opacity="100%" style:font-name="Atkinson Hyperlegible" fo:font-size="20pt" fo:font-weight="bold" officeooo:rsid="00245343" officeooo:paragraph-rsid="00245343" style:font-size-asian="20pt" style:font-weight-asian="bold" style:font-size-complex="20pt" style:font-weight-complex="bold"/>
    </style:style>
    <style:style style:name="P19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middle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tru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uadro de texto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2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3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4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5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6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7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8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9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10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11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12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13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14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15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16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17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18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19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20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21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22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23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24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25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26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27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28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29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30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31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32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33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34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35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36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37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38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39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40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41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42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43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44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45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46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47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48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49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50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5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52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53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54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55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56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57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58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59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60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6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62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63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64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65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66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67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68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69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70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7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72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73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74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75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76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77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78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79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80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8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82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83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84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85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86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87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88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89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90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9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92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93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94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95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96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97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98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99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100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10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102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103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104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105" form:control-implementation="ooo:com.sun.star.form.component.TextField" xml:id="control105" form:id="control10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106" form:control-implementation="ooo:com.sun.star.form.component.TextField" xml:id="control106" form:id="control10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3"/>
      <table:table table:name="Tabla1" table:style-name="Tabla1">
        <table:table-column table:style-name="Tabla1.A" table:number-columns-repeated="2"/>
        <table:table-column table:style-name="Tabla1.C"/>
        <table:table-column table:style-name="Tabla1.A"/>
        <table:table-column table:style-name="Tabla1.E"/>
        <table:table-row table:style-name="Tabla1.1">
          <table:table-cell table:style-name="Tabla1.A1" office:value-type="string">
            <text:p text:style-name="P6">Producto</text:p>
          </table:table-cell>
          <table:table-cell table:style-name="Tabla1.B1" office:value-type="string">
            <text:p text:style-name="P6">Cantidad necesaria</text:p>
          </table:table-cell>
          <table:table-cell table:style-name="Tabla1.C1" office:value-type="string">
            <text:p text:style-name="P6">Lista de la compra</text:p>
          </table:table-cell>
          <table:table-cell table:style-name="Tabla1.D1" office:value-type="string">
            <text:p text:style-name="P6">Establecimiento</text:p>
          </table:table-cell>
          <table:table-cell table:style-name="Tabla1.E1" office:value-type="string">
            <text:p text:style-name="P6">Precio</text:p>
          </table:table-cell>
        </table:table-row>
        <table:table-row table:style-name="Tabla1.1">
          <table:table-cell table:style-name="Tabla1.A2" office:value-type="string">
            <text:p text:style-name="P7"><draw:control text:anchor-type="as-char" draw:z-index="4" draw:name="Control 1" draw:style-name="gr1" draw:text-style-name="P19" svg:width="3.033cm" svg:height="0.759cm" draw:control="control1"/></text:p>
          </table:table-cell>
          <table:table-cell table:style-name="Tabla1.B2" office:value-type="string">
            <text:p text:style-name="P4"><draw:control text:anchor-type="as-char" draw:z-index="5" draw:name="Control 2" draw:style-name="gr1" draw:text-style-name="P19" svg:width="3.033cm" svg:height="0.759cm" draw:control="control2"/></text:p>
          </table:table-cell>
          <table:table-cell table:style-name="Tabla1.C2" office:value-type="string">
            <text:p text:style-name="P5"><draw:control text:anchor-type="as-char" draw:z-index="6" draw:name="Control 3" draw:style-name="gr1" draw:text-style-name="P19" svg:width="3.033cm" svg:height="0.759cm" draw:control="control3"/></text:p>
          </table:table-cell>
          <table:table-cell table:style-name="Tabla1.D2" office:value-type="string">
            <text:p text:style-name="P5"><draw:control text:anchor-type="as-char" draw:z-index="7" draw:name="Control 4" draw:style-name="gr1" draw:text-style-name="P19" svg:width="3.033cm" svg:height="0.759cm" draw:control="control4"/></text:p>
          </table:table-cell>
          <table:table-cell table:style-name="Tabla1.E2" office:value-type="string">
            <text:p text:style-name="P5"><draw:control text:anchor-type="as-char" draw:z-index="8" draw:name="Control 5" draw:style-name="gr1" draw:text-style-name="P19" svg:width="3.033cm" svg:height="0.759cm" draw:control="control5"/></text:p>
          </table:table-cell>
        </table:table-row>
        <table:table-row table:style-name="Tabla1.1">
          <table:table-cell table:style-name="Tabla1.A2" office:value-type="string">
            <text:p text:style-name="P7"><draw:control text:anchor-type="as-char" draw:z-index="9" draw:name="Control 6" draw:style-name="gr1" draw:text-style-name="P19" svg:width="3.033cm" svg:height="0.759cm" draw:control="control6"/></text:p>
          </table:table-cell>
          <table:table-cell table:style-name="Tabla1.B3" office:value-type="string">
            <text:p text:style-name="P4"><draw:control text:anchor-type="as-char" draw:z-index="10" draw:name="Control 7" draw:style-name="gr1" draw:text-style-name="P19" svg:width="3.033cm" svg:height="0.759cm" draw:control="control7"/></text:p>
          </table:table-cell>
          <table:table-cell table:style-name="Tabla1.C3" office:value-type="string">
            <text:p text:style-name="P5"><draw:control text:anchor-type="as-char" draw:z-index="11" draw:name="Control 8" draw:style-name="gr1" draw:text-style-name="P19" svg:width="3.033cm" svg:height="0.759cm" draw:control="control8"/></text:p>
          </table:table-cell>
          <table:table-cell table:style-name="Tabla1.D3" office:value-type="string">
            <text:p text:style-name="P5"><draw:control text:anchor-type="as-char" draw:z-index="12" draw:name="Control 9" draw:style-name="gr1" draw:text-style-name="P19" svg:width="3.033cm" svg:height="0.759cm" draw:control="control9"/></text:p>
          </table:table-cell>
          <table:table-cell table:style-name="Tabla1.E3" office:value-type="string">
            <text:p text:style-name="P5"><draw:control text:anchor-type="as-char" draw:z-index="13" draw:name="Control 10" draw:style-name="gr1" draw:text-style-name="P19" svg:width="3.033cm" svg:height="0.759cm" draw:control="control10"/></text:p>
          </table:table-cell>
        </table:table-row>
        <table:table-row table:style-name="Tabla1.1">
          <table:table-cell table:style-name="Tabla1.A2" office:value-type="string">
            <text:p text:style-name="P7"><draw:control text:anchor-type="as-char" draw:z-index="14" draw:name="Control 11" draw:style-name="gr1" draw:text-style-name="P19" svg:width="3.033cm" svg:height="0.759cm" draw:control="control11"/></text:p>
          </table:table-cell>
          <table:table-cell table:style-name="Tabla1.B4" office:value-type="string">
            <text:p text:style-name="P4"><draw:control text:anchor-type="as-char" draw:z-index="15" draw:name="Control 12" draw:style-name="gr1" draw:text-style-name="P19" svg:width="3.033cm" svg:height="0.759cm" draw:control="control12"/></text:p>
          </table:table-cell>
          <table:table-cell table:style-name="Tabla1.C4" office:value-type="string">
            <text:p text:style-name="P5"><draw:control text:anchor-type="as-char" draw:z-index="16" draw:name="Control 13" draw:style-name="gr1" draw:text-style-name="P19" svg:width="3.033cm" svg:height="0.759cm" draw:control="control13"/></text:p>
          </table:table-cell>
          <table:table-cell table:style-name="Tabla1.D4" office:value-type="string">
            <text:p text:style-name="P5"><draw:control text:anchor-type="as-char" draw:z-index="17" draw:name="Control 14" draw:style-name="gr1" draw:text-style-name="P19" svg:width="3.033cm" svg:height="0.759cm" draw:control="control14"/></text:p>
          </table:table-cell>
          <table:table-cell table:style-name="Tabla1.E4" office:value-type="string">
            <text:p text:style-name="P5"><draw:control text:anchor-type="as-char" draw:z-index="18" draw:name="Control 15" draw:style-name="gr1" draw:text-style-name="P19" svg:width="3.033cm" svg:height="0.759cm" draw:control="control15"/></text:p>
          </table:table-cell>
        </table:table-row>
        <table:table-row table:style-name="Tabla1.1">
          <table:table-cell table:style-name="Tabla1.A2" office:value-type="string">
            <text:p text:style-name="P7"><draw:control text:anchor-type="as-char" draw:z-index="19" draw:name="Control 16" draw:style-name="gr1" draw:text-style-name="P19" svg:width="3.033cm" svg:height="0.759cm" draw:control="control16"/></text:p>
          </table:table-cell>
          <table:table-cell table:style-name="Tabla1.B5" office:value-type="string">
            <text:p text:style-name="P4"><draw:control text:anchor-type="as-char" draw:z-index="20" draw:name="Control 17" draw:style-name="gr1" draw:text-style-name="P19" svg:width="3.033cm" svg:height="0.759cm" draw:control="control17"/></text:p>
          </table:table-cell>
          <table:table-cell table:style-name="Tabla1.C5" office:value-type="string">
            <text:p text:style-name="P5"><draw:control text:anchor-type="as-char" draw:z-index="21" draw:name="Control 18" draw:style-name="gr1" draw:text-style-name="P19" svg:width="3.033cm" svg:height="0.759cm" draw:control="control18"/></text:p>
          </table:table-cell>
          <table:table-cell table:style-name="Tabla1.D5" office:value-type="string">
            <text:p text:style-name="P5"><draw:control text:anchor-type="as-char" draw:z-index="22" draw:name="Control 19" draw:style-name="gr1" draw:text-style-name="P19" svg:width="3.033cm" svg:height="0.759cm" draw:control="control19"/></text:p>
          </table:table-cell>
          <table:table-cell table:style-name="Tabla1.E5" office:value-type="string">
            <text:p text:style-name="P5"><draw:control text:anchor-type="as-char" draw:z-index="23" draw:name="Control 20" draw:style-name="gr1" draw:text-style-name="P19" svg:width="3.033cm" svg:height="0.759cm" draw:control="control20"/></text:p>
          </table:table-cell>
        </table:table-row>
        <table:table-row table:style-name="Tabla1.1">
          <table:table-cell table:style-name="Tabla1.A2" office:value-type="string">
            <text:p text:style-name="P7"><draw:control text:anchor-type="as-char" draw:z-index="24" draw:name="Control 21" draw:style-name="gr1" draw:text-style-name="P19" svg:width="3.033cm" svg:height="0.759cm" draw:control="control21"/></text:p>
          </table:table-cell>
          <table:table-cell table:style-name="Tabla1.B22" office:value-type="string">
            <text:p text:style-name="P4"><draw:control text:anchor-type="as-char" draw:z-index="25" draw:name="Control 22" draw:style-name="gr1" draw:text-style-name="P19" svg:width="3.033cm" svg:height="0.759cm" draw:control="control22"/></text:p>
          </table:table-cell>
          <table:table-cell table:style-name="Tabla1.C6" office:value-type="string">
            <text:p text:style-name="P5"><draw:control text:anchor-type="as-char" draw:z-index="26" draw:name="Control 23" draw:style-name="gr1" draw:text-style-name="P19" svg:width="3.033cm" svg:height="0.759cm" draw:control="control23"/></text:p>
          </table:table-cell>
          <table:table-cell table:style-name="Tabla1.D22" office:value-type="string">
            <text:p text:style-name="P5"><draw:control text:anchor-type="as-char" draw:z-index="27" draw:name="Control 24" draw:style-name="gr1" draw:text-style-name="P19" svg:width="3.033cm" svg:height="0.759cm" draw:control="control24"/></text:p>
          </table:table-cell>
          <table:table-cell table:style-name="Tabla1.E6" office:value-type="string">
            <text:p text:style-name="P5"><draw:control text:anchor-type="as-char" draw:z-index="28" draw:name="Control 25" draw:style-name="gr1" draw:text-style-name="P19" svg:width="3.033cm" svg:height="0.759cm" draw:control="control25"/></text:p>
          </table:table-cell>
        </table:table-row>
        <table:table-row table:style-name="Tabla1.1">
          <table:table-cell table:style-name="Tabla1.A2" office:value-type="string">
            <text:p text:style-name="P7"><draw:control text:anchor-type="as-char" draw:z-index="29" draw:name="Control 26" draw:style-name="gr1" draw:text-style-name="P19" svg:width="3.033cm" svg:height="0.759cm" draw:control="control26"/></text:p>
          </table:table-cell>
          <table:table-cell table:style-name="Tabla1.B22" office:value-type="string">
            <text:p text:style-name="P4"><draw:control text:anchor-type="as-char" draw:z-index="30" draw:name="Control 27" draw:style-name="gr1" draw:text-style-name="P19" svg:width="3.033cm" svg:height="0.759cm" draw:control="control27"/></text:p>
          </table:table-cell>
          <table:table-cell table:style-name="Tabla1.C7" office:value-type="string">
            <text:p text:style-name="P5"><draw:control text:anchor-type="as-char" draw:z-index="31" draw:name="Control 28" draw:style-name="gr1" draw:text-style-name="P19" svg:width="3.033cm" svg:height="0.759cm" draw:control="control28"/></text:p>
          </table:table-cell>
          <table:table-cell table:style-name="Tabla1.D22" office:value-type="string">
            <text:p text:style-name="P5"><draw:control text:anchor-type="as-char" draw:z-index="32" draw:name="Control 29" draw:style-name="gr1" draw:text-style-name="P19" svg:width="3.033cm" svg:height="0.759cm" draw:control="control29"/></text:p>
          </table:table-cell>
          <table:table-cell table:style-name="Tabla1.E7" office:value-type="string">
            <text:p text:style-name="P5"><draw:control text:anchor-type="as-char" draw:z-index="33" draw:name="Control 30" draw:style-name="gr1" draw:text-style-name="P19" svg:width="3.033cm" svg:height="0.759cm" draw:control="control30"/></text:p>
          </table:table-cell>
        </table:table-row>
        <table:table-row table:style-name="Tabla1.1">
          <table:table-cell table:style-name="Tabla1.A2" office:value-type="string">
            <text:p text:style-name="P7"><draw:control text:anchor-type="as-char" draw:z-index="34" draw:name="Control 31" draw:style-name="gr1" draw:text-style-name="P19" svg:width="3.033cm" svg:height="0.759cm" draw:control="control31"/></text:p>
          </table:table-cell>
          <table:table-cell table:style-name="Tabla1.B22" office:value-type="string">
            <text:p text:style-name="P4"><draw:control text:anchor-type="as-char" draw:z-index="35" draw:name="Control 32" draw:style-name="gr1" draw:text-style-name="P19" svg:width="3.033cm" svg:height="0.759cm" draw:control="control32"/></text:p>
          </table:table-cell>
          <table:table-cell table:style-name="Tabla1.C8" office:value-type="string">
            <text:p text:style-name="P5"><draw:control text:anchor-type="as-char" draw:z-index="36" draw:name="Control 33" draw:style-name="gr1" draw:text-style-name="P19" svg:width="3.033cm" svg:height="0.759cm" draw:control="control33"/></text:p>
          </table:table-cell>
          <table:table-cell table:style-name="Tabla1.D22" office:value-type="string">
            <text:p text:style-name="P5"><draw:control text:anchor-type="as-char" draw:z-index="37" draw:name="Control 34" draw:style-name="gr1" draw:text-style-name="P19" svg:width="3.033cm" svg:height="0.759cm" draw:control="control34"/></text:p>
          </table:table-cell>
          <table:table-cell table:style-name="Tabla1.E8" office:value-type="string">
            <text:p text:style-name="P5"><draw:control text:anchor-type="as-char" draw:z-index="38" draw:name="Control 35" draw:style-name="gr1" draw:text-style-name="P19" svg:width="3.033cm" svg:height="0.759cm" draw:control="control35"/></text:p>
          </table:table-cell>
        </table:table-row>
        <table:table-row table:style-name="Tabla1.1">
          <table:table-cell table:style-name="Tabla1.A2" office:value-type="string">
            <text:p text:style-name="P7"><draw:control text:anchor-type="as-char" draw:z-index="39" draw:name="Control 36" draw:style-name="gr1" draw:text-style-name="P19" svg:width="3.033cm" svg:height="0.759cm" draw:control="control36"/></text:p>
          </table:table-cell>
          <table:table-cell table:style-name="Tabla1.B22" office:value-type="string">
            <text:p text:style-name="P4"><draw:control text:anchor-type="as-char" draw:z-index="40" draw:name="Control 37" draw:style-name="gr1" draw:text-style-name="P19" svg:width="3.033cm" svg:height="0.759cm" draw:control="control37"/></text:p>
          </table:table-cell>
          <table:table-cell table:style-name="Tabla1.C9" office:value-type="string">
            <text:p text:style-name="P5"><draw:control text:anchor-type="as-char" draw:z-index="41" draw:name="Control 38" draw:style-name="gr1" draw:text-style-name="P19" svg:width="3.033cm" svg:height="0.759cm" draw:control="control38"/></text:p>
          </table:table-cell>
          <table:table-cell table:style-name="Tabla1.D22" office:value-type="string">
            <text:p text:style-name="P5"><draw:control text:anchor-type="as-char" draw:z-index="42" draw:name="Control 39" draw:style-name="gr1" draw:text-style-name="P19" svg:width="3.033cm" svg:height="0.759cm" draw:control="control39"/></text:p>
          </table:table-cell>
          <table:table-cell table:style-name="Tabla1.E9" office:value-type="string">
            <text:p text:style-name="P5"><draw:control text:anchor-type="as-char" draw:z-index="43" draw:name="Control 40" draw:style-name="gr1" draw:text-style-name="P19" svg:width="3.033cm" svg:height="0.759cm" draw:control="control40"/></text:p>
          </table:table-cell>
        </table:table-row>
        <table:table-row table:style-name="Tabla1.1">
          <table:table-cell table:style-name="Tabla1.A2" office:value-type="string">
            <text:p text:style-name="P7"><draw:control text:anchor-type="as-char" draw:z-index="44" draw:name="Control 41" draw:style-name="gr1" draw:text-style-name="P19" svg:width="3.033cm" svg:height="0.759cm" draw:control="control41"/></text:p>
          </table:table-cell>
          <table:table-cell table:style-name="Tabla1.B22" office:value-type="string">
            <text:p text:style-name="P4"><draw:control text:anchor-type="as-char" draw:z-index="45" draw:name="Control 42" draw:style-name="gr1" draw:text-style-name="P19" svg:width="3.033cm" svg:height="0.759cm" draw:control="control42"/></text:p>
          </table:table-cell>
          <table:table-cell table:style-name="Tabla1.C10" office:value-type="string">
            <text:p text:style-name="P5"><draw:control text:anchor-type="as-char" draw:z-index="46" draw:name="Control 43" draw:style-name="gr1" draw:text-style-name="P19" svg:width="3.033cm" svg:height="0.759cm" draw:control="control43"/></text:p>
          </table:table-cell>
          <table:table-cell table:style-name="Tabla1.D22" office:value-type="string">
            <text:p text:style-name="P5"><draw:control text:anchor-type="as-char" draw:z-index="47" draw:name="Control 44" draw:style-name="gr1" draw:text-style-name="P19" svg:width="3.033cm" svg:height="0.759cm" draw:control="control44"/></text:p>
          </table:table-cell>
          <table:table-cell table:style-name="Tabla1.E10" office:value-type="string">
            <text:p text:style-name="P5"><draw:control text:anchor-type="as-char" draw:z-index="48" draw:name="Control 45" draw:style-name="gr1" draw:text-style-name="P19" svg:width="3.033cm" svg:height="0.759cm" draw:control="control45"/></text:p>
          </table:table-cell>
        </table:table-row>
        <table:table-row table:style-name="Tabla1.1">
          <table:table-cell table:style-name="Tabla1.A2" office:value-type="string">
            <text:p text:style-name="P7"><draw:control text:anchor-type="as-char" draw:z-index="49" draw:name="Control 46" draw:style-name="gr1" draw:text-style-name="P19" svg:width="3.033cm" svg:height="0.759cm" draw:control="control46"/></text:p>
          </table:table-cell>
          <table:table-cell table:style-name="Tabla1.B22" office:value-type="string">
            <text:p text:style-name="P4"><draw:control text:anchor-type="as-char" draw:z-index="50" draw:name="Control 47" draw:style-name="gr1" draw:text-style-name="P19" svg:width="3.033cm" svg:height="0.759cm" draw:control="control47"/></text:p>
          </table:table-cell>
          <table:table-cell table:style-name="Tabla1.C11" office:value-type="string">
            <text:p text:style-name="P5"><draw:control text:anchor-type="as-char" draw:z-index="51" draw:name="Control 48" draw:style-name="gr1" draw:text-style-name="P19" svg:width="3.033cm" svg:height="0.759cm" draw:control="control48"/></text:p>
          </table:table-cell>
          <table:table-cell table:style-name="Tabla1.D22" office:value-type="string">
            <text:p text:style-name="P5"><draw:control text:anchor-type="as-char" draw:z-index="52" draw:name="Control 49" draw:style-name="gr1" draw:text-style-name="P19" svg:width="3.033cm" svg:height="0.759cm" draw:control="control49"/></text:p>
          </table:table-cell>
          <table:table-cell table:style-name="Tabla1.E11" office:value-type="string">
            <text:p text:style-name="P5"><draw:control text:anchor-type="as-char" draw:z-index="53" draw:name="Control 50" draw:style-name="gr1" draw:text-style-name="P19" svg:width="3.033cm" svg:height="0.759cm" draw:control="control50"/></text:p>
          </table:table-cell>
        </table:table-row>
        <table:table-row table:style-name="Tabla1.1">
          <table:table-cell table:style-name="Tabla1.A2" office:value-type="string">
            <text:p text:style-name="P7"><draw:control text:anchor-type="as-char" draw:z-index="54" draw:name="Control 51" draw:style-name="gr1" draw:text-style-name="P19" svg:width="3.033cm" svg:height="0.759cm" draw:control="control51"/></text:p>
          </table:table-cell>
          <table:table-cell table:style-name="Tabla1.B22" office:value-type="string">
            <text:p text:style-name="P4"><draw:control text:anchor-type="as-char" draw:z-index="55" draw:name="Control 52" draw:style-name="gr1" draw:text-style-name="P19" svg:width="3.033cm" svg:height="0.759cm" draw:control="control52"/></text:p>
          </table:table-cell>
          <table:table-cell table:style-name="Tabla1.C12" office:value-type="string">
            <text:p text:style-name="P5"><draw:control text:anchor-type="as-char" draw:z-index="56" draw:name="Control 53" draw:style-name="gr1" draw:text-style-name="P19" svg:width="3.033cm" svg:height="0.759cm" draw:control="control53"/></text:p>
          </table:table-cell>
          <table:table-cell table:style-name="Tabla1.D22" office:value-type="string">
            <text:p text:style-name="P5"><draw:control text:anchor-type="as-char" draw:z-index="57" draw:name="Control 54" draw:style-name="gr1" draw:text-style-name="P19" svg:width="3.033cm" svg:height="0.759cm" draw:control="control54"/></text:p>
          </table:table-cell>
          <table:table-cell table:style-name="Tabla1.E12" office:value-type="string">
            <text:p text:style-name="P5"><draw:control text:anchor-type="as-char" draw:z-index="58" draw:name="Control 55" draw:style-name="gr1" draw:text-style-name="P19" svg:width="3.033cm" svg:height="0.759cm" draw:control="control55"/></text:p>
          </table:table-cell>
        </table:table-row>
        <table:table-row table:style-name="Tabla1.1">
          <table:table-cell table:style-name="Tabla1.A2" office:value-type="string">
            <text:p text:style-name="P7"><draw:control text:anchor-type="as-char" draw:z-index="59" draw:name="Control 56" draw:style-name="gr1" draw:text-style-name="P19" svg:width="3.033cm" svg:height="0.759cm" draw:control="control56"/></text:p>
          </table:table-cell>
          <table:table-cell table:style-name="Tabla1.B22" office:value-type="string">
            <text:p text:style-name="P4"><draw:control text:anchor-type="as-char" draw:z-index="60" draw:name="Control 57" draw:style-name="gr1" draw:text-style-name="P19" svg:width="3.033cm" svg:height="0.759cm" draw:control="control57"/></text:p>
          </table:table-cell>
          <table:table-cell table:style-name="Tabla1.C13" office:value-type="string">
            <text:p text:style-name="P5"><draw:control text:anchor-type="as-char" draw:z-index="61" draw:name="Control 58" draw:style-name="gr1" draw:text-style-name="P19" svg:width="3.033cm" svg:height="0.759cm" draw:control="control58"/></text:p>
          </table:table-cell>
          <table:table-cell table:style-name="Tabla1.D22" office:value-type="string">
            <text:p text:style-name="P5"><draw:control text:anchor-type="as-char" draw:z-index="62" draw:name="Control 59" draw:style-name="gr1" draw:text-style-name="P19" svg:width="3.033cm" svg:height="0.759cm" draw:control="control59"/></text:p>
          </table:table-cell>
          <table:table-cell table:style-name="Tabla1.E13" office:value-type="string">
            <text:p text:style-name="P5"><draw:control text:anchor-type="as-char" draw:z-index="63" draw:name="Control 60" draw:style-name="gr1" draw:text-style-name="P19" svg:width="3.033cm" svg:height="0.759cm" draw:control="control60"/></text:p>
          </table:table-cell>
        </table:table-row>
        <table:table-row table:style-name="Tabla1.1">
          <table:table-cell table:style-name="Tabla1.A2" office:value-type="string">
            <text:p text:style-name="P7"><draw:control text:anchor-type="as-char" draw:z-index="64" draw:name="Control 61" draw:style-name="gr1" draw:text-style-name="P19" svg:width="3.033cm" svg:height="0.759cm" draw:control="control61"/></text:p>
          </table:table-cell>
          <table:table-cell table:style-name="Tabla1.B22" office:value-type="string">
            <text:p text:style-name="P4"><draw:control text:anchor-type="as-char" draw:z-index="65" draw:name="Control 62" draw:style-name="gr1" draw:text-style-name="P19" svg:width="3.033cm" svg:height="0.759cm" draw:control="control62"/></text:p>
          </table:table-cell>
          <table:table-cell table:style-name="Tabla1.C14" office:value-type="string">
            <text:p text:style-name="P5"><draw:control text:anchor-type="as-char" draw:z-index="66" draw:name="Control 63" draw:style-name="gr1" draw:text-style-name="P19" svg:width="3.033cm" svg:height="0.759cm" draw:control="control63"/></text:p>
          </table:table-cell>
          <table:table-cell table:style-name="Tabla1.D22" office:value-type="string">
            <text:p text:style-name="P5"><draw:control text:anchor-type="as-char" draw:z-index="67" draw:name="Control 64" draw:style-name="gr1" draw:text-style-name="P19" svg:width="3.033cm" svg:height="0.759cm" draw:control="control64"/></text:p>
          </table:table-cell>
          <table:table-cell table:style-name="Tabla1.E14" office:value-type="string">
            <text:p text:style-name="P5"><draw:control text:anchor-type="as-char" draw:z-index="68" draw:name="Control 65" draw:style-name="gr1" draw:text-style-name="P19" svg:width="3.033cm" svg:height="0.759cm" draw:control="control65"/></text:p>
          </table:table-cell>
        </table:table-row>
        <table:table-row table:style-name="Tabla1.1">
          <table:table-cell table:style-name="Tabla1.A2" office:value-type="string">
            <text:p text:style-name="P7"><draw:control text:anchor-type="as-char" draw:z-index="69" draw:name="Control 66" draw:style-name="gr1" draw:text-style-name="P19" svg:width="3.033cm" svg:height="0.759cm" draw:control="control66"/></text:p>
          </table:table-cell>
          <table:table-cell table:style-name="Tabla1.B22" office:value-type="string">
            <text:p text:style-name="P4"><draw:control text:anchor-type="as-char" draw:z-index="70" draw:name="Control 67" draw:style-name="gr1" draw:text-style-name="P19" svg:width="3.033cm" svg:height="0.759cm" draw:control="control67"/></text:p>
          </table:table-cell>
          <table:table-cell table:style-name="Tabla1.C15" office:value-type="string">
            <text:p text:style-name="P5"><draw:control text:anchor-type="as-char" draw:z-index="71" draw:name="Control 68" draw:style-name="gr1" draw:text-style-name="P19" svg:width="3.033cm" svg:height="0.759cm" draw:control="control68"/></text:p>
          </table:table-cell>
          <table:table-cell table:style-name="Tabla1.D22" office:value-type="string">
            <text:p text:style-name="P5"><draw:control text:anchor-type="as-char" draw:z-index="72" draw:name="Control 69" draw:style-name="gr1" draw:text-style-name="P19" svg:width="3.033cm" svg:height="0.759cm" draw:control="control69"/></text:p>
          </table:table-cell>
          <table:table-cell table:style-name="Tabla1.E15" office:value-type="string">
            <text:p text:style-name="P5"><draw:control text:anchor-type="as-char" draw:z-index="73" draw:name="Control 70" draw:style-name="gr1" draw:text-style-name="P19" svg:width="3.033cm" svg:height="0.759cm" draw:control="control70"/></text:p>
          </table:table-cell>
        </table:table-row>
        <table:table-row table:style-name="Tabla1.1">
          <table:table-cell table:style-name="Tabla1.A2" office:value-type="string">
            <text:p text:style-name="P7"><draw:control text:anchor-type="as-char" draw:z-index="74" draw:name="Control 71" draw:style-name="gr1" draw:text-style-name="P19" svg:width="3.033cm" svg:height="0.759cm" draw:control="control71"/></text:p>
          </table:table-cell>
          <table:table-cell table:style-name="Tabla1.B22" office:value-type="string">
            <text:p text:style-name="P4"><draw:control text:anchor-type="as-char" draw:z-index="75" draw:name="Control 72" draw:style-name="gr1" draw:text-style-name="P19" svg:width="3.033cm" svg:height="0.759cm" draw:control="control72"/></text:p>
          </table:table-cell>
          <table:table-cell table:style-name="Tabla1.C16" office:value-type="string">
            <text:p text:style-name="P5"><draw:control text:anchor-type="as-char" draw:z-index="76" draw:name="Control 73" draw:style-name="gr1" draw:text-style-name="P19" svg:width="3.033cm" svg:height="0.759cm" draw:control="control73"/></text:p>
          </table:table-cell>
          <table:table-cell table:style-name="Tabla1.D22" office:value-type="string">
            <text:p text:style-name="P5"><draw:control text:anchor-type="as-char" draw:z-index="77" draw:name="Control 74" draw:style-name="gr1" draw:text-style-name="P19" svg:width="3.033cm" svg:height="0.759cm" draw:control="control74"/></text:p>
          </table:table-cell>
          <table:table-cell table:style-name="Tabla1.E16" office:value-type="string">
            <text:p text:style-name="P5"><draw:control text:anchor-type="as-char" draw:z-index="78" draw:name="Control 75" draw:style-name="gr1" draw:text-style-name="P19" svg:width="3.033cm" svg:height="0.759cm" draw:control="control75"/></text:p>
          </table:table-cell>
        </table:table-row>
        <table:table-row table:style-name="Tabla1.1">
          <table:table-cell table:style-name="Tabla1.A2" office:value-type="string">
            <text:p text:style-name="P7"><draw:control text:anchor-type="as-char" draw:z-index="79" draw:name="Control 76" draw:style-name="gr1" draw:text-style-name="P19" svg:width="3.033cm" svg:height="0.759cm" draw:control="control76"/></text:p>
          </table:table-cell>
          <table:table-cell table:style-name="Tabla1.B22" office:value-type="string">
            <text:p text:style-name="P4"><draw:control text:anchor-type="as-char" draw:z-index="80" draw:name="Control 77" draw:style-name="gr1" draw:text-style-name="P19" svg:width="3.033cm" svg:height="0.759cm" draw:control="control77"/></text:p>
          </table:table-cell>
          <table:table-cell table:style-name="Tabla1.C17" office:value-type="string">
            <text:p text:style-name="P5"><draw:control text:anchor-type="as-char" draw:z-index="81" draw:name="Control 78" draw:style-name="gr1" draw:text-style-name="P19" svg:width="3.033cm" svg:height="0.759cm" draw:control="control78"/></text:p>
          </table:table-cell>
          <table:table-cell table:style-name="Tabla1.D22" office:value-type="string">
            <text:p text:style-name="P5"><draw:control text:anchor-type="as-char" draw:z-index="82" draw:name="Control 79" draw:style-name="gr1" draw:text-style-name="P19" svg:width="3.033cm" svg:height="0.759cm" draw:control="control79"/></text:p>
          </table:table-cell>
          <table:table-cell table:style-name="Tabla1.E17" office:value-type="string">
            <text:p text:style-name="P5"><draw:control text:anchor-type="as-char" draw:z-index="83" draw:name="Control 80" draw:style-name="gr1" draw:text-style-name="P19" svg:width="3.033cm" svg:height="0.759cm" draw:control="control80"/></text:p>
          </table:table-cell>
        </table:table-row>
        <table:table-row table:style-name="Tabla1.1">
          <table:table-cell table:style-name="Tabla1.A2" office:value-type="string">
            <text:p text:style-name="P7"><draw:control text:anchor-type="as-char" draw:z-index="84" draw:name="Control 81" draw:style-name="gr1" draw:text-style-name="P19" svg:width="3.033cm" svg:height="0.759cm" draw:control="control81"/></text:p>
          </table:table-cell>
          <table:table-cell table:style-name="Tabla1.B22" office:value-type="string">
            <text:p text:style-name="P4"><draw:control text:anchor-type="as-char" draw:z-index="85" draw:name="Control 82" draw:style-name="gr1" draw:text-style-name="P19" svg:width="3.033cm" svg:height="0.759cm" draw:control="control82"/></text:p>
          </table:table-cell>
          <table:table-cell table:style-name="Tabla1.C18" office:value-type="string">
            <text:p text:style-name="P5"><draw:control text:anchor-type="as-char" draw:z-index="86" draw:name="Control 83" draw:style-name="gr1" draw:text-style-name="P19" svg:width="3.033cm" svg:height="0.759cm" draw:control="control83"/></text:p>
          </table:table-cell>
          <table:table-cell table:style-name="Tabla1.D22" office:value-type="string">
            <text:p text:style-name="P5"><draw:control text:anchor-type="as-char" draw:z-index="87" draw:name="Control 84" draw:style-name="gr1" draw:text-style-name="P19" svg:width="3.033cm" svg:height="0.759cm" draw:control="control84"/></text:p>
          </table:table-cell>
          <table:table-cell table:style-name="Tabla1.E18" office:value-type="string">
            <text:p text:style-name="P5"><draw:control text:anchor-type="as-char" draw:z-index="88" draw:name="Control 85" draw:style-name="gr1" draw:text-style-name="P19" svg:width="3.033cm" svg:height="0.759cm" draw:control="control85"/></text:p>
          </table:table-cell>
        </table:table-row>
        <table:table-row table:style-name="Tabla1.1">
          <table:table-cell table:style-name="Tabla1.A2" office:value-type="string">
            <text:p text:style-name="P7"><draw:control text:anchor-type="as-char" draw:z-index="89" draw:name="Control 86" draw:style-name="gr1" draw:text-style-name="P19" svg:width="3.033cm" svg:height="0.759cm" draw:control="control86"/></text:p>
          </table:table-cell>
          <table:table-cell table:style-name="Tabla1.B22" office:value-type="string">
            <text:p text:style-name="P4"><draw:control text:anchor-type="as-char" draw:z-index="90" draw:name="Control 87" draw:style-name="gr1" draw:text-style-name="P19" svg:width="3.033cm" svg:height="0.759cm" draw:control="control87"/></text:p>
          </table:table-cell>
          <table:table-cell table:style-name="Tabla1.C19" office:value-type="string">
            <text:p text:style-name="P5"><draw:control text:anchor-type="as-char" draw:z-index="91" draw:name="Control 88" draw:style-name="gr1" draw:text-style-name="P19" svg:width="3.033cm" svg:height="0.759cm" draw:control="control88"/></text:p>
          </table:table-cell>
          <table:table-cell table:style-name="Tabla1.D22" office:value-type="string">
            <text:p text:style-name="P5"><draw:control text:anchor-type="as-char" draw:z-index="92" draw:name="Control 89" draw:style-name="gr1" draw:text-style-name="P19" svg:width="3.033cm" svg:height="0.759cm" draw:control="control89"/></text:p>
          </table:table-cell>
          <table:table-cell table:style-name="Tabla1.E19" office:value-type="string">
            <text:p text:style-name="P5"><draw:control text:anchor-type="as-char" draw:z-index="93" draw:name="Control 90" draw:style-name="gr1" draw:text-style-name="P19" svg:width="3.033cm" svg:height="0.759cm" draw:control="control90"/></text:p>
          </table:table-cell>
        </table:table-row>
        <table:table-row table:style-name="Tabla1.1">
          <table:table-cell table:style-name="Tabla1.A2" office:value-type="string">
            <text:p text:style-name="P7"><draw:control text:anchor-type="as-char" draw:z-index="94" draw:name="Control 91" draw:style-name="gr1" draw:text-style-name="P19" svg:width="3.033cm" svg:height="0.759cm" draw:control="control91"/></text:p>
          </table:table-cell>
          <table:table-cell table:style-name="Tabla1.B22" office:value-type="string">
            <text:p text:style-name="P4"><draw:control text:anchor-type="as-char" draw:z-index="95" draw:name="Control 92" draw:style-name="gr1" draw:text-style-name="P19" svg:width="3.033cm" svg:height="0.759cm" draw:control="control92"/></text:p>
          </table:table-cell>
          <table:table-cell table:style-name="Tabla1.C20" office:value-type="string">
            <text:p text:style-name="P5"><draw:control text:anchor-type="as-char" draw:z-index="96" draw:name="Control 93" draw:style-name="gr1" draw:text-style-name="P19" svg:width="3.033cm" svg:height="0.759cm" draw:control="control93"/></text:p>
          </table:table-cell>
          <table:table-cell table:style-name="Tabla1.D22" office:value-type="string">
            <text:p text:style-name="P5"><draw:control text:anchor-type="as-char" draw:z-index="97" draw:name="Control 94" draw:style-name="gr1" draw:text-style-name="P19" svg:width="3.033cm" svg:height="0.759cm" draw:control="control94"/></text:p>
          </table:table-cell>
          <table:table-cell table:style-name="Tabla1.E20" office:value-type="string">
            <text:p text:style-name="P5"><draw:control text:anchor-type="as-char" draw:z-index="98" draw:name="Control 95" draw:style-name="gr1" draw:text-style-name="P19" svg:width="3.033cm" svg:height="0.759cm" draw:control="control95"/></text:p>
          </table:table-cell>
        </table:table-row>
        <table:table-row table:style-name="Tabla1.1">
          <table:table-cell table:style-name="Tabla1.A2" office:value-type="string">
            <text:p text:style-name="P7"><draw:control text:anchor-type="as-char" draw:z-index="99" draw:name="Control 96" draw:style-name="gr1" draw:text-style-name="P19" svg:width="3.033cm" svg:height="0.759cm" draw:control="control96"/></text:p>
          </table:table-cell>
          <table:table-cell table:style-name="Tabla1.B22" office:value-type="string">
            <text:p text:style-name="P4"><draw:control text:anchor-type="as-char" draw:z-index="100" draw:name="Control 97" draw:style-name="gr1" draw:text-style-name="P19" svg:width="3.033cm" svg:height="0.759cm" draw:control="control97"/></text:p>
          </table:table-cell>
          <table:table-cell table:style-name="Tabla1.C21" office:value-type="string">
            <text:p text:style-name="P5"><draw:control text:anchor-type="as-char" draw:z-index="101" draw:name="Control 98" draw:style-name="gr1" draw:text-style-name="P19" svg:width="3.033cm" svg:height="0.759cm" draw:control="control98"/></text:p>
          </table:table-cell>
          <table:table-cell table:style-name="Tabla1.D22" office:value-type="string">
            <text:p text:style-name="P5"><draw:control text:anchor-type="as-char" draw:z-index="102" draw:name="Control 99" draw:style-name="gr1" draw:text-style-name="P19" svg:width="3.033cm" svg:height="0.759cm" draw:control="control99"/></text:p>
          </table:table-cell>
          <table:table-cell table:style-name="Tabla1.E21" office:value-type="string">
            <text:p text:style-name="P5"><draw:control text:anchor-type="as-char" draw:z-index="103" draw:name="Control 100" draw:style-name="gr1" draw:text-style-name="P19" svg:width="3.033cm" svg:height="0.759cm" draw:control="control100"/></text:p>
          </table:table-cell>
        </table:table-row>
        <table:table-row table:style-name="Tabla1.1">
          <table:table-cell table:style-name="Tabla1.A2" office:value-type="string">
            <text:p text:style-name="P7"><draw:control text:anchor-type="as-char" draw:z-index="104" draw:name="Control 101" draw:style-name="gr1" draw:text-style-name="P19" svg:width="3.033cm" svg:height="0.759cm" draw:control="control101"/></text:p>
          </table:table-cell>
          <table:table-cell table:style-name="Tabla1.B22" office:value-type="string">
            <text:p text:style-name="P4"><draw:control text:anchor-type="as-char" draw:z-index="105" draw:name="Control 102" draw:style-name="gr1" draw:text-style-name="P19" svg:width="3.033cm" svg:height="0.759cm" draw:control="control102"/></text:p>
          </table:table-cell>
          <table:table-cell table:style-name="Tabla1.C22" office:value-type="string">
            <text:p text:style-name="P5"><draw:control text:anchor-type="as-char" draw:z-index="106" draw:name="Control 103" draw:style-name="gr1" draw:text-style-name="P19" svg:width="3.033cm" svg:height="0.759cm" draw:control="control103"/></text:p>
          </table:table-cell>
          <table:table-cell table:style-name="Tabla1.D22" office:value-type="string">
            <text:p text:style-name="P5"><draw:control text:anchor-type="as-char" draw:z-index="107" draw:name="Control 104" draw:style-name="gr1" draw:text-style-name="P19" svg:width="3.033cm" svg:height="0.759cm" draw:control="control104"/></text:p>
          </table:table-cell>
          <table:table-cell table:style-name="Tabla1.E23" office:value-type="string">
            <text:p text:style-name="P5"><draw:control text:anchor-type="as-char" draw:z-index="108" draw:name="Control 105" draw:style-name="gr1" draw:text-style-name="P19" svg:width="3.033cm" svg:height="0.759cm" draw:control="control105"/></text:p>
          </table:table-cell>
        </table:table-row>
        <table:table-row table:style-name="Tabla1.1">
          <table:table-cell table:style-name="Tabla1.A23" office:value-type="string">
            <text:p text:style-name="P7"/>
          </table:table-cell>
          <table:table-cell table:style-name="Tabla1.B23" office:value-type="string">
            <text:p text:style-name="P4"/>
          </table:table-cell>
          <table:table-cell table:style-name="Tabla1.C23" office:value-type="string">
            <text:p text:style-name="P5"/>
          </table:table-cell>
          <table:table-cell table:style-name="Tabla1.D23" office:value-type="string">
            <text:p text:style-name="P10">TOTAL</text:p>
          </table:table-cell>
          <table:table-cell table:style-name="Tabla1.E23" office:value-type="string">
            <text:p text:style-name="P5"><draw:control text:anchor-type="as-char" draw:z-index="109" draw:name="Control 110" draw:style-name="gr1" draw:text-style-name="P19" svg:width="3.033cm" svg:height="0.759cm" draw:control="control106"/></text:p>
          </table:table-cell>
        </table:table-row>
      </table:table>
      <text:p text:style-name="P3"/>
      <text:p text:style-name="P3"><draw:frame draw:style-name="fr2" draw:name="Imagen 4" text:anchor-type="paragraph" svg:x="0.032cm" svg:y="1.076cm" svg:width="11.677cm" style:rel-width="scale" svg:height="0.811cm" style:rel-height="scale" draw:z-index="1"><draw:image xlink:href="Pictures/1008678000002D8A000002FA713F1ABC47F45807.emf" xlink:type="simple" xlink:show="embed" xlink:actuate="onLoad" draw:mime-type="image/x-emf"/><draw:image xlink:href="Pictures/10000001000001B90000001D031DF12C49FBDFD9.png" xlink:type="simple" xlink:show="embed" xlink:actuate="onLoad" draw:mime-type="image/png"/></draw:frame><draw:frame draw:style-name="fr2" draw:name="Imagen 5" text:anchor-type="paragraph" svg:x="16.753cm" svg:y="1.076cm" svg:width="2.187cm" style:rel-width="scale" svg:height="0.811cm" style:rel-height="scale" draw:z-index="2"><draw:image xlink:href="Pictures/10004D300000086F000002FA55ECA1192C2182AD.emf" xlink:type="simple" xlink:show="embed" xlink:actuate="onLoad" draw:mime-type="image/x-emf"/><draw:image xlink:href="Pictures/10000001000000520000001D8917F301FDF7E2C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tkinson Hyperlegible" svg:font-family="'Atkinson Hyperlegible'" style:font-family-generic="modern" style:font-pitch="variable"/>
    <style:font-face style:name="Atkinson Hyperlegible1" svg:font-family="'Atkinson Hyperlegible'" style:font-family-generic="system" style:font-pitch="variable"/>
    <style:font-face style:name="Atkinson Hyperlegible2" svg:font-family="'Atkinson Hyperlegible'" style:font-pitch="variable"/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center" style:justify-single-word="false"/>
      <style:text-properties fo:color="#000000" loext:opacity="100%" style:font-name="Atkinson Hyperlegible1" fo:font-size="14pt" fo:text-shadow="1pt 1pt" fo:font-weight="bold" officeooo:rsid="0029ae6e" officeooo:paragraph-rsid="0029ae6e" style:font-name-asian="Times New Roman" style:font-size-asian="14pt" style:rfc-language-tag-asian="es-ES-u-co-trad" style:language-asian="es" style:country-asian="ES" style:font-weight-asian="bold" style:font-name-complex="Times New Roman" style:font-size-complex="14pt"/>
    </style:style>
    <style:style style:name="MP2" style:family="paragraph" style:parent-style-name="Normal">
      <style:text-properties fo:color="#000000" loext:opacity="100%" style:font-name="Atkinson Hyperlegible1" fo:text-shadow="1pt 1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middl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4472c4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4472c4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MP0" style:page-layout-name="Mpm2" draw:style-name="Mdp1">
      <style:header>
        <text:p text:style-name="Header"><draw:frame draw:style-name="Mfr1" draw:name="Imagen 1" text:anchor-type="paragraph" svg:x="-0.095cm" svg:y="-0.441cm" svg:width="18.964cm" style:rel-width="scale" svg:height="2.067cm" style:rel-height="scale" draw:z-index="0"><draw:image xlink:href="Pictures/1000000100000340000000539CEC416C8E8B8C45.png" xlink:type="simple" xlink:show="embed" xlink:actuate="onLoad" draw:mime-type="image/png"/></draw:frame><draw:frame draw:style-name="Mfr2" draw:name="Cuadro de texto 6" text:anchor-type="paragraph" svg:x="3.771cm" svg:y="0.06cm" svg:width="10.167cm" style:rel-width="scale" svg:height="0.903cm" style:rel-height="scale" draw:z-index="3"><draw:text-box><text:p text:style-name="MP1">Lista de la compra/Presupuesto</text:p><text:p text:style-name="MP2"/><text:p text:style-name="Normal"/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title/>
    <dc:description/>
    <dc:subject/>
    <meta:initial-creator>Microsoft Office User</meta:initial-creator>
    <meta:creation-date>2021-05-18T09:26:00Z</meta:creation-date>
    <dc:date>2022-01-12T21:09:23.560000000</dc:date>
    <meta:editing-cycles>12</meta:editing-cycles>
    <meta:editing-duration>PT1H4M10S</meta:editing-duration>
    <meta:document-statistic meta:table-count="1" meta:image-count="3" meta:object-count="0" meta:page-count="1" meta:paragraph-count="113" meta:word-count="14" meta:character-count="100" meta:non-whitespace-character-count="93"/>
    <meta:template xlink:type="simple" xlink:actuate="onRequest" xlink:title="" xlink:href="../REA1/plantilla_infografia.odt/Normal.dotm"/>
  </office:meta>
</office:document-meta>
</file>